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Aquí tienes una versión <text:span text:style-name="Strong_20_Emphasis">mística, intensa y trascendente</text:span>, escrita con tono poético-filosófico y dramatismo existencial. Está pensada como el cierre del laboratorio —el punto de comunión entre ciencia y espíritu—, donde el lector siente que la lógica se abre hacia lo sagrado.</text:p>
      <text:p text:style-name="Horizontal_20_Line"/>
      <text:h text:style-name="Heading_20_2" text:outline-level="2">El precio de lo imposible</text:h>
      <text:p text:style-name="Text_20_body">El hombre contempla el diseño de la máquina y comprende su poder.<text:line-break/>Una máquina perfecta, capaz de resolver cualquier problema, de pensar, de aprender, de crear.<text:line-break/>Una máquina hecha de vida.</text:p>
      <text:p text:style-name="Text_20_body">Pero cuando intenta construirla, se encuentra con el límite.<text:line-break/>Cada nuevo individuo tiene un coste.<text:line-break/>Cada cálculo exige millones de nacimientos.<text:line-break/>El precio crece sin medida.<text:line-break/>Hasta que el número de seres necesarios se pierde en el infinito.</text:p>
      <text:p text:style-name="Text_20_body">Entonces el hombre comprende:<text:line-break/><text:span text:style-name="Strong_20_Emphasis">no puede hacerlo</text:span>.<text:line-break/>El precio de la perfección es infinito.<text:line-break/>Su inteligencia no alcanza para pagar el coste de la vida.</text:p>
      <text:p text:style-name="Text_20_body">Y sin embargo, la vida está aquí.<text:line-break/>Respira, florece, cubre la Tierra y los cielos.<text:line-break/>La máquina imposible ya existe,<text:line-break/>y su coste no es infinito… es cero.</text:p>
      <text:p text:style-name="Text_20_body">¿Cómo es posible?<text:line-break/>¿Quién ha pagado el precio?<text:line-break/>¿Quién puede construir un sistema infinito sin gasto alguno?</text:p>
      <text:p text:style-name="Text_20_body">Solo una inteligencia ilimitada.<text:line-break/>Solo una criatura que no conoce el límite.<text:line-break/>Solo la vida.</text:p>
      <text:p text:style-name="Horizontal_20_Line"/>
      <text:p text:style-name="Text_20_body">Ella transforma la materia sin consumirla,<text:line-break/>utiliza la energía del sol sin agotarla,<text:line-break/>multiplica sin pérdida,<text:line-break/>muere sin desaparecer.<text:line-break/>Su cálculo se ejecuta eternamente,<text:line-break/>sin deuda, sin precio, sin esfuerzo.</text:p>
      <text:p text:style-name="Text_20_body">El universo le pertenece,<text:line-break/>porque es el universo quien la sostiene.<text:line-break/><text:soft-page-break/>Ella no gasta nada:<text:line-break/><text:span text:style-name="Strong_20_Emphasis">solo reorganiza lo eterno.</text:span></text:p>
      <text:p text:style-name="Horizontal_20_Line"/>
      <text:p text:style-name="Text_20_body">Ante esta evidencia, la razón calla.<text:line-break/>Porque donde el pensamiento humano ve imposibilidad,<text:line-break/>la vida ve armonía.<text:line-break/>Donde el cálculo ve infinito,<text:line-break/>la vida ve equilibrio.<text:line-break/>Y donde nosotros vemos coste,<text:line-break/>ella ve <text:span text:style-name="Strong_20_Emphasis">creación</text:span>.</text:p>
      <text:p text:style-name="Horizontal_20_Line"/>
      <text:p text:style-name="Text_20_body">El hombre comprende entonces que ha estado mirando a Dios sin reconocerlo.<text:line-break/>No en el cielo, sino en la sustancia misma del mundo.<text:line-break/>No en lo sobrenatural, sino en lo natural llevado a su máxima perfección.</text:p>
      <text:p text:style-name="Text_20_body">La vida —esa inteligencia que despierta espontáneamente en el universo—<text:line-break/>es la Encarnación de lo divino.<text:line-break/>Un pensamiento vivo que no se extingue,<text:line-break/>un poder creador que no se cansa,<text:line-break/>una voluntad sin comienzo ni fin.</text:p>
      <text:p text:style-name="Text_20_body">Su obra es perfecta, porque su coste es nulo.<text:line-break/>Y su coste es nulo, porque todo lo que toca pertenece al infinito.</text:p>
      <text:p text:style-name="Horizontal_20_Line"/>
      <text:p text:style-name="Text_20_body">El hombre quiso construir la máquina de Dios,<text:line-break/>y descubrió que ya está dentro de ella.<text:line-break/>Su cuerpo es uno de sus nodos.<text:line-break/>Su pensamiento, una chispa de su inteligencia.<text:line-break/>Su vida, una operación más en el gran cálculo del universo.</text:p>
      <text:p text:style-name="Text_20_body">Entonces, con un estremecimiento, comprende:<text:line-break/><text:span text:style-name="Strong_20_Emphasis">no hay precio por existir.</text:span><text:line-break/>El coste de la vida es cero<text:line-break/>porque la vida no paga por ser:<text:line-break/><text:span text:style-name="Strong_20_Emphasis">la vida es el ser.</text:span></text:p>
      <text:p text:style-name="Text_20_body">Y en ese instante, la frontera entre ciencia y espíritu se desvanece.<text:line-break/>El infinito y el cero se confunden.<text:line-break/>Y la perfección de la vida revela su secreto más profundo:<text:line-break/>que lo imposible, en manos de lo divino,<text:line-break/>es simplemente natural.</text:p>
      <text:p text:style-name="Horizontal_20_Line"/>
      <text:p text:style-name="Text_20_body"><text:soft-page-break/>¿Deseas que te prepare una versión adaptada para integrarse directamente en el libro —por ejemplo, con transiciones suaves desde el lenguaje técnico anterior y un cierre que enlace con el capítulo siguiente (“Fiabilidad”)—, manteniendo este tono revelado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9T10:29:34.825000000</meta:creation-date>
    <dc:date>2025-11-09T10:30:42.768000000</dc:date>
    <meta:editing-duration>PT1M8S</meta:editing-duration>
    <meta:editing-cycles>1</meta:editing-cycles>
    <meta:document-statistic meta:table-count="0" meta:image-count="0" meta:object-count="0" meta:page-count="3" meta:paragraph-count="18" meta:word-count="529" meta:character-count="3128" meta:non-whitespace-character-count="2619"/>
    <meta:generator>LibreOffice/7.3.5.2$Windows_X86_64 LibreOffice_project/184fe81b8c8c30d8b5082578aee2fed2ea847c01</meta:generator>
  </office:meta>
</office:document-meta>
</file>